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4">
      <style:paragraph-properties fo:margin-left="2.501cm" fo:margin-right="0cm" fo:text-indent="-0.635cm" style:auto-text-indent="false"/>
    </style:style>
    <style:style style:name="P11" style:family="paragraph" style:parent-style-name="Standard" style:list-style-name="L5">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oinformatics University Specialist Programme</text:span> </text:p>
      <text:p text:style-name="Standard"/>
      <text:p text:style-name="Standard">In order for a student to be awarded the degree, 30 ECTSa credits must be completed: 21 taught ECTS and a 9 ECTS research/development project including a dissertation. 1 ECTS is equivalent to a student working 30 hours. In this context that means 10 tuition hours (Theory and/or lab practical work) and 15 homework hours.</text:p>
      <text:p text:style-name="Standard"/>
      <text:p text:style-name="Standard">Both Life Sciences oriented and Computer Science oriented students will be accepted, and specific tuition will be provided by dividing the first semester into two paths: (A) Life Sciences (for computer scientists) and (B) Computer Science (for life scientists). In the second semester, one of the optional modules must be chosen: an optional module represents a concrete application of Bioinformatics.</text:p>
      <text:p text:style-name="Standard"/>
      <text:p text:style-name="P2">1st <text:s/>semester (2015/11/09 – 2015/11/20)</text:p>
      <text:p text:style-name="Standard"/>
      <text:p text:style-name="Standard">1A.- Introduction to genetics (Compulsory for the life sciences path, 3 ECTS). [Iratxe Zarraonaindia, 30hr] </text:p>
      <text:list xml:id="list16011109241" text:style-name="L1">
        <text:list-item>
          <text:p text:style-name="P3">The Cell. </text:p>
        </text:list-item>
        <text:list-item>
          <text:p text:style-name="P3">DNA structure and Function. </text:p>
        </text:list-item>
        <text:list-item>
          <text:p text:style-name="P3">Mendelian and Quantitative Genetics. </text:p>
        </text:list-item>
        <text:list-item>
          <text:p text:style-name="P3">Linking genotype and phenotype. </text:p>
        </text:list-item>
        <text:list-item>
          <text:p text:style-name="P3">Genetics of bacteria and viruses. </text:p>
        </text:list-item>
        <text:list-item>
          <text:p text:style-name="P3">Population genetics. </text:p>
        </text:list-item>
        <text:list-item>
          <text:p text:style-name="P3">Genetics and evolution.</text:p>
        </text:list-item>
      </text:list>
      <text:p text:style-name="Standard"/>
      <text:p text:style-name="Standard">1B.- Programming and Data Bases (Compulsory for the computer science path, 3 ECTS). </text:p>
      <text:list xml:id="list2043654790" text:style-name="L2">
        <text:list-item>
          <text:p text:style-name="P4">Bioinformatics programming in Perl: regular expressions and file parsing, Perl libraries for bioinformatics. [Mark Wilkinson, 10hr] </text:p>
        </text:list-item>
        <text:list-item>
          <text:p text:style-name="P4">Introduction to computational complexity and R language. [Igor Santos, 6hr] </text:p>
        </text:list-item>
        <text:list-item>
          <text:p text:style-name="P4">Object Oriented Programming with Python. [Javier Nieves, 7hr]</text:p>
        </text:list-item>
        <text:list-item>
          <text:p text:style-name="P4">Databases: managing and using relational Data Bases, introduction to NoSQL Data Bases. [Javier Nieves, 7hr]</text:p>
        </text:list-item>
      </text:list>
      <text:p text:style-name="Standard"/>
      <text:p text:style-name="Standard">2.- Advanced computing (Compulsory, both paths, 6 ECTS). </text:p>
      <text:list xml:id="list388835657" text:style-name="L3">
        <text:list-item>
          <text:p text:style-name="P5">Introduction to Data mining and Heuristic Optimization: principal techniques and bioinformatics applications. [Iñaki Inza, 20hr] </text:p>
        </text:list-item>
        <text:list-item>
          <text:p text:style-name="P5">UNIX: basic system administration (users, processes, file system), shell and shell scripting, implementation of UNIX pipelines and scheduled tasks. [Mikel Egaña/Jorge Langa, 10hr] </text:p>
        </text:list-item>
        <text:list-item>
          <text:p text:style-name="P5">High Performance Computing: Infrastructures, Algorithms. [A. Mendiburu/JM Alonso, 20hr] </text:p>
        </text:list-item>
        <text:list-item>
          <text:p text:style-name="P5">Web technologies: Web servers, Web APIs and mash-ups, Web services. Life Sciences Semantic Web. [Mark D. Wilkinson/Mikel Egaña, 10hr] </text:p>
        </text:list-item>
      </text:list>
      <text:p text:style-name="Standard"/>
      <text:p text:style-name="Standard"><text:span text:style-name="T2">2nd Semester (2015/11/27 - 2016/04/11)</text:span> </text:p>
      <text:p text:style-name="Standard"/>
      <text:p text:style-name="Standard">3.- Applied bioinformatics I. DNA Variation Analysis (Compulsory, both paths, 5 ECTS). </text:p>
      <text:list xml:id="list659271337" text:style-name="L4">
        <text:list-item>
          <text:p text:style-name="P6">Research methods in bioinformatics. [Alberto Labarga, 10hr]</text:p>
        </text:list-item>
        <text:list-item>
          <text:p text:style-name="P6">Whole Genome Sequencing and de novo sequencing. [Iratxe Zarraonaindia/Fernando Rendo, 20hr] </text:p>
        </text:list-item>
        <text:list-item>
          <text:p text:style-name="P10"><text:soft-page-break/>Introduction and data pre-processing.</text:p>
        </text:list-item>
        <text:list-item>
          <text:p text:style-name="P10">Data pre-processing. </text:p>
        </text:list-item>
        <text:list-item>
          <text:p text:style-name="P10">Re-sequencing (Biomedicine).</text:p>
        </text:list-item>
        <text:list-item>
          <text:p text:style-name="P10">De novo sequencing (Environmental).</text:p>
        </text:list-item>
        <text:list-item>
          <text:p text:style-name="P10">Mutation discovery.</text:p>
        </text:list-item>
        <text:list-item>
          <text:p text:style-name="P10">Molecular phylogeny.</text:p>
        </text:list-item>
        <text:list-item>
          <text:p text:style-name="P6">Reduced genome sequencing. [Iratxe Montes/Fernando Rendo, 20hr] </text:p>
        </text:list-item>
        <text:list-item>
          <text:p text:style-name="P10">Introduction and data pre-processing.</text:p>
        </text:list-item>
        <text:list-item>
          <text:p text:style-name="P10">Sequences capture. Exome analysis. </text:p>
        </text:list-item>
        <text:list-item>
          <text:p text:style-name="P10">RAD/GBS sequencing. </text:p>
        </text:list-item>
        <text:list-item>
          <text:p text:style-name="P10">De Novo transcriptome sequencing. </text:p>
        </text:list-item>
        <text:list-item>
          <text:p text:style-name="P10">Alignment based approaches and assembly based approaches. </text:p>
        </text:list-item>
        <text:list-item>
          <text:p text:style-name="P10">Gene structure: Identifying intron-exon boundaries (IEB). Determining complete transcripts. Mutation discovery. </text:p>
        </text:list-item>
      </text:list>
      <text:p text:style-name="Standard"/>
      <text:p text:style-name="Standard">4. Applied bioinformatics II. DNA Expression analysis (Compulsory, both paths, 4 ECTS) </text:p>
      <text:list xml:id="list699732495" text:style-name="L5">
        <text:list-item>
          <text:p text:style-name="P7">Introduction to Big Data concerned with the analysis of DNA expression. [Marcos Araúzo, 5hr] </text:p>
        </text:list-item>
        <text:list-item>
          <text:p text:style-name="P7">Transcriptomics. RNA-Seq. </text:p>
        </text:list-item>
        <text:list-item>
          <text:p text:style-name="P11">RNA sequencing of protein-coding genes. Protein families. [Marcos Araúzo, 5hr] </text:p>
        </text:list-item>
        <text:list-item>
          <text:p text:style-name="P11">Gene expression microarrays: preprocess, differential expression and classification with R-Bioconductor. [I. Inza, 10hr] </text:p>
        </text:list-item>
        <text:list-item>
          <text:p text:style-name="P11">Functional analysis of genes sets. Gene Ontologies (GO). [Marcos Araúzo, 5hr] </text:p>
        </text:list-item>
        <text:list-item>
          <text:p text:style-name="P7">Epigenomics. [Marcos Araúzo, 5hr] </text:p>
        </text:list-item>
        <text:list-item>
          <text:p text:style-name="P11">Methylomes: DNA methylation.</text:p>
        </text:list-item>
        <text:list-item>
          <text:p text:style-name="P11">Histone modification: ChIP-Seq.</text:p>
        </text:list-item>
        <text:list-item>
          <text:p text:style-name="P7">Global analysis of Big Data. PCA, hierarchical clustering. [Marcos Araúzo, 10hr] </text:p>
        </text:list-item>
      </text:list>
      <text:p text:style-name="Standard"/>
      <text:p text:style-name="Standard">5.- Bioinformatics applied to biomedicine (Optional for both paths, 3 ECTS). </text:p>
      <text:list xml:id="list1720093307" text:style-name="L6">
        <text:list-item>
          <text:p text:style-name="P8">Human genome variation. [Iratxe Montes, 10hr] <text:s/></text:p>
        </text:list-item>
        <text:list-item>
          <text:p text:style-name="P8">Genome Wide Association Studies (GWAS) in humans. [José A. Lozano, 10hr] </text:p>
        </text:list-item>
        <text:list-item>
          <text:p text:style-name="P8">Epigenetic data analysis. [B. Calvo, 10hr]</text:p>
        </text:list-item>
      </text:list>
      <text:p text:style-name="Standard"/>
      <text:p text:style-name="Standard">6.- Bioinformatics applied to environment, populations, and non-model organisms (Optional for both paths, 3 ECTS). </text:p>
      <text:list xml:id="list1454354072" text:style-name="L7">
        <text:list-item>
          <text:p text:style-name="P9">Metagenomics. [Iratxe Zarraonaindia, 20hr]</text:p>
        </text:list-item>
        <text:list-item>
          <text:p text:style-name="P9">Metabarcoding. [Aitor Albaina, 10hr] </text:p>
        </text:list-item>
        <text:list-item>
          <text:p text:style-name="P9">Population genomics in non-model organisms (SNPs, ...). [Iratxe Montes, 4hr] </text:p>
        </text:list-item>
        <text:list-item>
          <text:p text:style-name="P9">Comparative genomics. [Mikel Egaña/Jorge Langa, 4hr] </text:p>
        </text:list-item>
        <text:list-item>
          <text:p text:style-name="P9">Ecological informatics. [Peter B Pearman, 2 hr] </text:p>
        </text:list-item>
      </text:list>
      <text:p text:style-name="Standard"/>
      <text:p text:style-name="P2">Project (2016/04/11 - 2016/06/20)</text:p>
      <text:p text:style-name="Standard"/>
      <text:p text:style-name="Standard">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The outcome will be a dissertation and an oral presentation summarizing it. </text:p>
      <text:p text:style-name="Standard"><text:soft-page-break/></text:p>
      <text:p text:style-name="Standard">Two types of projects are available: </text:p>
      <text:p text:style-name="Standard"/>
      <text:p text:style-name="Standard">Research project: it focuses on answering a scientific question and the candidate will exploit bioinformatics as a means to obtain such answer. The project will be assessed in terms of how different technologies were combined and the merit of the scientific answer. The dissertation will be produced as a scientific paper. </text:p>
      <text:p text:style-name="Standard"/>
      <text:p text:style-name="Standard">Development project: it focuses on the the technical aspect of bioinformatics, and the candidate will develop a program or system to achieve an specific aim. The project will be assessed technically, thus the performance, overall design, implementation skills, etc. will be taken into account, rather than the scientific result. The result of the project will be a piece of software with enough quality for free distribution and that, potentially, it could be published in a bioinformatics journal. The dissertation will be produced as a technical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5-01-14T15:08:19</meta:creation-date>
    <dc:date>2015-02-23T12:25:44</dc:date>
    <dc:creator>Mikel Aranguren</dc:creator>
    <meta:editing-duration>PT3H27M29S</meta:editing-duration>
    <meta:editing-cycles>45</meta:editing-cycles>
    <meta:generator>LibreOffice/3.5$Linux_X86_64 LibreOffice_project/350m1$Build-2</meta:generator>
    <meta:printed-by>Mikel Aranguren</meta:printed-by>
    <meta:print-date>2015-01-14T16:03:47</meta:print-date>
    <meta:document-statistic meta:table-count="0" meta:image-count="0" meta:object-count="0" meta:page-count="3" meta:paragraph-count="64" meta:word-count="807" meta:character-count="5605" meta:non-whitespace-character-count="4862"/>
  </office:meta>
</office:document-meta>
</file>